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55100000300BFEA535B9A0E2739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Изображение1" text:anchor-type="char" svg:width="17cm" svg:height="9.592cm" draw:z-index="0"><draw:image xlink:href="Pictures/100000000000055100000300BFEA535B9A0E2739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6-03T12:31:34.596000000</meta:creation-date>
    <dc:date>2023-06-03T12:32:29.658000000</dc:date>
    <meta:editing-duration>PT55S</meta:editing-duration>
    <meta:editing-cycles>1</meta:editing-cycles>
    <meta:generator>LibreOffice/7.5.3.2$Windows_X86_64 LibreOffice_project/9f56dff12ba03b9acd7730a5a481eea045e468f3</meta:generator>
    <meta:document-statistic meta:table-count="0" meta:image-count="1" meta:object-count="0" meta:page-count="1" meta:paragraph-count="0" meta:word-count="0" meta:character-count="0" meta:non-whitespace-character-count="0"/>
  </office:meta>
</office:document-meta>
</file>